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F6A3641.png"/>
  <manifest:file-entry manifest:media-type="image/png" manifest:full-path="Pictures/100000000000032000000258D2E4504B.png"/>
  <manifest:file-entry manifest:media-type="image/png" manifest:full-path="Pictures/1000000000000640000004B02C5236E4.png"/>
  <manifest:file-entry manifest:media-type="image/png" manifest:full-path="Pictures/10000000000003200000025857AC7A97.png"/>
  <manifest:file-entry manifest:media-type="image/png" manifest:full-path="Pictures/1000000000000320000002589EFEFDEA.png"/>
  <manifest:file-entry manifest:media-type="image/png" manifest:full-path="Pictures/100000000000032000000258BA875082.png"/>
  <manifest:file-entry manifest:media-type="image/png" manifest:full-path="Pictures/100000000000032000000258F6B218C8.pn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harglow-title">
      <style:graphic-properties fo:min-height="3.256cm"/>
    </style:style>
    <style:style style:name="pr2" style:family="presentation" style:parent-style-name="lyt-charglow-outline1">
      <style:graphic-properties fo:min-height="13.61cm"/>
    </style:style>
    <style:style style:name="pr3" style:family="presentation" style:parent-style-name="lyt-charglow-notes">
      <style:graphic-properties draw:fill-color="#ffffff" draw:auto-grow-height="true" fo:min-height="12.573cm"/>
    </style:style>
    <style:style style:name="pr4" style:family="presentation" style:parent-style-name="lyt-charglow-title">
      <style:graphic-properties fo:min-height="3.506cm"/>
    </style:style>
    <style:style style:name="pr5" style:family="presentation" style:parent-style-name="lyt-charglow-outline1">
      <style:graphic-properties fo:min-height="13.86cm"/>
    </style:style>
    <style:style style:name="pr6" style:family="presentation" style:parent-style-name="lyt-charglow-outline1">
      <style:graphic-properties fo:min-height="15.052cm"/>
    </style:style>
    <style:style style:name="pr7" style:family="presentation" style:parent-style-name="lyt-charglow-outline1">
      <style:graphic-properties draw:stroke="none" draw:fill="none" fo:min-height="16.555cm"/>
    </style:style>
    <style:style style:name="pr8" style:family="presentation" style:parent-style-name="lyt-charglow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'Nimbus Roman No9 L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c0c0c0"/>
    </style:style>
    <style:style style:name="T4" style:family="text">
      <style:text-properties fo:color="#c0c0c0" fo:font-size="24pt" style:font-size-asian="24pt" style:font-size-complex="24pt"/>
    </style:style>
    <style:style style:name="T5" style:family="text">
      <style:text-properties fo:color="#c0c0c0" style:text-position="super 58%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family="'Nimbus Roman No9 L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0000"/>
    </style:style>
    <style:style style:name="T13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1">
        <office:forms form:automatic-focus="false" form:apply-design-mode="false"/>
        <draw:frame presentation:style-name="pr1" draw:text-style-name="P1" draw:layer="layout" svg:width="17.099cm" svg:height="3.473cm" svg:x="10.1cm" svg:y="0.854cm" presentation:class="title" presentation:user-transformed="true">
          <draw:text-box>
            <text:p text:style-name="P1">Stretching Homologies to the Breaking Point</text:p>
          </draw:text-box>
        </draw:frame>
        <draw:frame presentation:style-name="pr2" draw:layer="layout" svg:width="20.285cm" svg:height="14.17cm" svg:x="6.842cm" svg:y="5.181cm" presentation:class="outline" presentation:user-transformed="true">
          <draw:text-box>
            <text:list text:style-name="L2">
              <text:list-item>
                <text:p>Analogies vs. Homologies</text:p>
                <text:p/>
              </text:list-item>
              <text:list-item>
                <text:p>Curriculum Vitae</text:p>
                <text:list>
                  <text:list-item>
                    <text:p>Typing</text:p>
                  </text:list-item>
                  <text:list-item>
                    <text:p>Diagramming Sentences</text:p>
                    <text:p/>
                  </text:list-item>
                </text:list>
              </text:list-item>
              <text:list-item>
                <text:p>Programming</text:p>
                <text:list>
                  <text:list-item>
                    <text:p>Mathematics</text:p>
                  </text:list-item>
                  <text:list-item>
                    <text:p>Wri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1T1">
        <office:forms form:automatic-focus="false" form:apply-design-mode="false"/>
        <draw:frame presentation:style-name="pr4" draw:text-style-name="P1" draw:layer="layout" svg:width="17.039cm" svg:height="3.506cm" svg:x="10.16cm" svg:y="0.304cm" presentation:class="title" presentation:user-transformed="true">
          <draw:text-box>
            <text:p text:style-name="P1">A Programmer's Bookshelf</text:p>
          </draw:text-box>
        </draw:frame>
        <draw:frame presentation:style-name="pr5" draw:layer="layout" svg:width="21.599cm" svg:height="14.895cm" svg:x="5.715cm" svg:y="4.79cm" presentation:class="outline" presentation:user-transformed="true">
          <draw:text-box>
            <text:list text:style-name="L2">
              <text:list-item>
                <text:p>K&amp;R, The Camel Book <text:s/>(obviously)</text:p>
              </text:list-item>
              <text:list-item>
                <text:p>The Perl Cookbook, The Craft of Prolog</text:p>
              </text:list-item>
              <text:list-item>
                <text:p>I Robot<text:span text:style-name="T1"> (Azimov)</text:span></text:p>
              </text:list-item>
              <text:list-item>
                <text:p>Software Tools <text:span text:style-name="T1">(Kernighan and Plauger)</text:span></text:p>
              </text:list-item>
              <text:list-item>
                <text:p>The UNIX Timesharing System <text:span text:style-name="T1">(Lyons)</text:span></text:p>
              </text:list-item>
              <text:list-item>
                <text:p>The Elements of Style <text:span text:style-name="T1">(Strunk and White)</text:span></text:p>
              </text:list-item>
              <text:list-item>
                <text:p>Modern English Usage <text:span text:style-name="T1">(Fowler)</text:span></text:p>
              </text:list-item>
              <text:list-item>
                <text:p>The Structure and Interpretation of Computer Programs <text:span text:style-name="T1">(Ableson and Sussman</text:span><text:span text:style-name="T2">2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1T1">
        <office:forms form:automatic-focus="false" form:apply-design-mode="false"/>
        <draw:frame presentation:style-name="pr4" draw:text-style-name="P1" draw:layer="layout" svg:width="17.039cm" svg:height="3.506cm" svg:x="10.16cm" svg:y="0.304cm" presentation:class="title" presentation:user-transformed="true">
          <draw:text-box>
            <text:p text:style-name="P1">A Programmer's Bookshelf</text:p>
          </draw:text-box>
        </draw:frame>
        <draw:frame presentation:style-name="pr5" draw:layer="layout" svg:width="21.599cm" svg:height="14.895cm" svg:x="5.715cm" svg:y="4.79cm" presentation:class="outline" presentation:user-transformed="true">
          <draw:text-box>
            <text:list text:style-name="L2">
              <text:list-item>
                <text:p><text:span text:style-name="T3">K&amp;R, The Camel Book <text:s/>(obviously)</text:span></text:p>
              </text:list-item>
              <text:list-item>
                <text:p><text:span text:style-name="T3">The Perl Cookbook, The Craft of Prolog</text:span></text:p>
              </text:list-item>
              <text:list-item>
                <text:p><text:span text:style-name="T3">I Robot</text:span><text:span text:style-name="T4"> (Azimov)</text:span></text:p>
              </text:list-item>
              <text:list-item>
                <text:p><text:span text:style-name="T3">Software Tools </text:span><text:span text:style-name="T4">(Kernighan and Plauger)</text:span></text:p>
              </text:list-item>
              <text:list-item>
                <text:p><text:span text:style-name="T3">The UNIX Timesharing System </text:span><text:span text:style-name="T4">(Lyons)</text:span></text:p>
              </text:list-item>
              <text:list-item>
                <text:p>The Elements of Style <text:span text:style-name="T1">(Strunk and White)</text:span></text:p>
              </text:list-item>
              <text:list-item>
                <text:p>Modern English Usage <text:span text:style-name="T1">(Fowler)</text:span></text:p>
              </text:list-item>
              <text:list-item>
                <text:p><text:span text:style-name="T3">The Structure and Interpretation of Computer Programs </text:span><text:span text:style-name="T4">(Ableson and Sussman</text:span><text:span text:style-name="T5">2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charglow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Get the right 'Fowler'</text:p>
          </draw:text-box>
        </draw:frame>
        <draw:frame presentation:style-name="pr6" draw:layer="layout" svg:width="23.289cm" svg:height="15.052cm" svg:x="5.08cm" svg:y="4.633cm" presentation:class="outline" presentation:user-transformed="true">
          <draw:text-box>
            <text:list text:style-name="L2">
              <text:list-item>
                <text:p>The King's English (1906)</text:p>
                <text:list>
                  <text:list-item>
                    <text:p>Fowler and Fowler</text:p>
                  </text:list-item>
                </text:list>
              </text:list-item>
              <text:list-item>
                <text:p><text:span text:style-name="T6">Modern English Usage</text:span><text:span text:style-name="T7"> (1930)</text:span></text:p>
                <text:list>
                  <text:list-item>
                    <text:p><text:span text:style-name="T6">This is the one you want</text:span></text:p>
                  </text:list-item>
                </text:list>
              </text:list-item>
              <text:list-item>
                <text:p>A Dictionary of Modern English Usage </text:p>
                <text:list>
                  <text:list-item>
                    <text:p>Edited by Sir Ernest Gowers (1965)</text:p>
                  </text:list-item>
                </text:list>
              </text:list-item>
              <text:list-item>
                <text:p>The New Fowler's Modern English Usage</text:p>
                <text:list>
                  <text:list-item>
                    <text:p>(1996) Edited by R.W. Burchfeld</text:p>
                  </text:list-item>
                  <text:list-item>
                    <text:p>Humorless drudg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charglow">
        <office:forms form:automatic-focus="false" form:apply-design-mode="false"/>
        <draw:frame presentation:style-name="pr7" draw:layer="layout" svg:width="19.05cm" svg:height="16.555cm" svg:x="6.985cm" svg:y="4.445cm">
          <draw:text-box>
            <text:list text:style-name="L3">
              <text:list-item>
                <text:p><text:span text:style-name="T8">Improves Communication</text:span></text:p>
                <text:list>
                  <text:list-item>
                    <text:p><text:span text:style-name="T8">Dispels Myths </text:span><text:span text:style-name="T1">(Split Infinitive)</text:span></text:p>
                  </text:list-item>
                </text:list>
              </text:list-item>
              <text:list-item>
                <text:p text:style-name="P1"><text:span text:style-name="T8">Teaches rules of Good Programming (!)</text:span></text:p>
              </text:list-item>
              <text:list-item>
                <text:p text:style-name="P2"><text:span text:style-name="T8">Some of the deepest problems of complex programs are essentially linguistic</text:span></text:p>
                <text:p text:style-name="P1"><text:span text:style-name="T9">(Induction/Deduction)</text:span></text:p>
              </text:list-item>
              <text:list-item>
                <text:p><text:span text:style-name="T8">The best data structures reflect the semantics of the problem</text:span></text:p>
                <text:list>
                  <text:list-header>
                    <text:p text:style-name="P1"><text:span text:style-name="T10">(they are sentence diagrams)</text:span><text:span text:style-name="T8"> </text:span></text:p>
                  </text:list-header>
                </text:list>
                <text:p text:style-name="P1"/>
              </text:list-item>
            </text:list>
          </draw:text-box>
        </draw:frame>
        <draw:frame presentation:style-name="pr8" draw:text-style-name="P3" draw:layer="layout" svg:width="15.422cm" svg:height="3.311cm" svg:x="9.764cm" svg:y="0.662cm">
          <draw:text-box>
            <text:list text:style-name="L3">
              <text:list-header>
                <text:p text:style-name="P3"><text:span text:style-name="T11">What good is all this to a Programmer?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1T1">
        <office:forms form:automatic-focus="false" form:apply-design-mode="false"/>
        <draw:frame presentation:style-name="pr1" draw:text-style-name="P1" draw:layer="layout" svg:width="19.579cm" svg:height="3.473cm" svg:x="8.085cm" svg:y="1.462cm" presentation:class="title" presentation:user-transformed="true">
          <draw:text-box>
            <text:p text:style-name="P1">What the modernizers<text:line-break/> are missing</text:p>
          </draw:text-box>
        </draw:frame>
        <draw:frame presentation:style-name="pr2" draw:layer="layout" svg:width="21.599cm" svg:height="13.61cm" svg:x="6.144cm" svg:y="5.236cm" presentation:class="outline" presentation:user-transformed="true">
          <draw:text-box>
            <text:list text:style-name="L2">
              <text:list-item>
                <text:p><text:span text:style-name="T12">It isn't a rule book</text:span></text:p>
              </text:list-item>
              <text:list-item>
                <text:p><text:span text:style-name="T12">The examples are just that: Examples</text:span></text:p>
              </text:list-item>
              <text:list-item>
                <text:p><text:span text:style-name="T12">It teaches you how to think</text:span></text:p>
              </text:list-item>
              <text:list-item>
                <text:p><text:span text:style-name="T12">It is an entertainment, not a piece of snobbish pedagogy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1T1">
        <office:forms form:automatic-focus="false" form:apply-design-mode="false"/>
        <draw:frame presentation:style-name="pr1" draw:text-style-name="P1" draw:layer="layout" svg:width="19.579cm" svg:height="3.473cm" svg:x="8.085cm" svg:y="1.462cm" presentation:class="title" presentation:user-transformed="true">
          <draw:text-box>
            <text:p text:style-name="P1">What the modernizers<text:line-break/> are missing</text:p>
          </draw:text-box>
        </draw:frame>
        <draw:frame presentation:style-name="pr2" draw:layer="layout" svg:width="21.599cm" svg:height="13.61cm" svg:x="6.144cm" svg:y="5.236cm" presentation:class="outline" presentation:user-transformed="true">
          <draw:text-box>
            <text:list text:style-name="L2">
              <text:list-item>
                <text:p><text:span text:style-name="T13">It isn't a rule book</text:span></text:p>
              </text:list-item>
              <text:list-item>
                <text:p><text:span text:style-name="T13">The examples are just that: Examples</text:span></text:p>
              </text:list-item>
              <text:list-item>
                <text:p><text:span text:style-name="T13">It teaches you how to think</text:span></text:p>
              </text:list-item>
              <text:list-item>
                <text:p><text:span text:style-name="T13">It is an entertainment, not a piece of snobbish pedagogy.</text:span></text:p>
              </text:list-item>
              <text:list-item>
                <text:p>Digression is the better part of Fowl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shapes8" xlink:href="Pictures/1000000000000320000002589EFEFDEA.png" xlink:type="simple" xlink:show="embed" xlink:actuate="onLoad"/>
    <draw:fill-image draw:name="greenlines" xlink:href="Pictures/1000000000000320000002582C51995A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typo3" xlink:href="Pictures/100000000000032000000258F6B218C8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office:forms form:automatic-focus="false" form:apply-design-mode="false"/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5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6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5T15:22:19.37</meta:creation-date>
    <meta:editing-duration>PT16H30M14S</meta:editing-duration>
    <meta:editing-cycles>13</meta:editing-cycles>
    <dc:date>2011-02-24T23:24:47</dc:date>
    <meta:generator>OpenOffice.org/3.2$Linux OpenOffice.org_project/320m12$Build-9483</meta:generator>
    <dc:creator>peter </dc:cre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